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53690_3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13.92" calcext:value-type="float">
            <text:p>13.92</text:p>
          </table:table-cell>
          <table:table-cell office:value-type="float" office:value="87.65" calcext:value-type="float">
            <text:p>87.65</text:p>
          </table:table-cell>
          <table:table-cell office:value-type="string" calcext:value-type="string">
            <text:p>179 kWh</text:p>
          </table:table-cell>
          <table:table-cell office:value-type="float" office:value="1096.71" calcext:value-type="float">
            <text:p>1096.71</text:p>
          </table:table-cell>
          <table:table-cell office:value-type="string" calcext:value-type="string">
            <text:p>15-01-2018</text:p>
          </table:table-cell>
          <table:table-cell office:value-type="string" calcext:value-type="string">
            <text:p>12-02-2018</text:p>
          </table:table-cell>
          <table:table-cell office:value-type="float" office:value="12.64" calcext:value-type="float">
            <text:p>12.64</text:p>
          </table:table-cell>
          <table:table-cell office:value-type="string" calcext:value-type="string">
            <text:p>T-0</text:p>
          </table:table-cell>
          <table:table-cell office:value-type="float" office:value="1290.9" calcext:value-type="float">
            <text:p>1290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12.24" calcext:value-type="float">
            <text:p>12.24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214 kWh</text:p>
          </table:table-cell>
          <table:table-cell office:value-type="float" office:value="1347.27" calcext:value-type="float">
            <text:p>1347.27</text:p>
          </table:table-cell>
          <table:table-cell office:value-type="string" calcext:value-type="string">
            <text:p>15-12-2017</text:p>
          </table:table-cell>
          <table:table-cell office:value-type="string" calcext:value-type="string">
            <text:p>15-01-2018</text:p>
          </table:table-cell>
          <table:table-cell office:value-type="float" office:value="15.14" calcext:value-type="float">
            <text:p>15.14</text:p>
          </table:table-cell>
          <table:table-cell office:value-type="string" calcext:value-type="string">
            <text:p>T-0</text:p>
          </table:table-cell>
          <table:table-cell office:value-type="float" office:value="1541.65" calcext:value-type="float">
            <text:p>1541.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13.75" calcext:value-type="float">
            <text:p>13.75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210 kWh</text:p>
          </table:table-cell>
          <table:table-cell office:value-type="float" office:value="1312.72" calcext:value-type="float">
            <text:p>1312.72</text:p>
          </table:table-cell>
          <table:table-cell office:value-type="string" calcext:value-type="string">
            <text:p>14-11-2017</text:p>
          </table:table-cell>
          <table:table-cell office:value-type="string" calcext:value-type="string">
            <text:p>15-12-2017</text:p>
          </table:table-cell>
          <table:table-cell office:value-type="float" office:value="14.79" calcext:value-type="float">
            <text:p>14.79</text:p>
          </table:table-cell>
          <table:table-cell office:value-type="string" calcext:value-type="string">
            <text:p>T-0</text:p>
          </table:table-cell>
          <table:table-cell office:value-type="float" office:value="1507.58" calcext:value-type="float">
            <text:p>1507.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11.21" calcext:value-type="float">
            <text:p>11.21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218 kWh</text:p>
          </table:table-cell>
          <table:table-cell office:value-type="float" office:value="1364.83" calcext:value-type="float">
            <text:p>1364.83</text:p>
          </table:table-cell>
          <table:table-cell office:value-type="string" calcext:value-type="string">
            <text:p>14-10-2017</text:p>
          </table:table-cell>
          <table:table-cell office:value-type="string" calcext:value-type="string">
            <text:p>14-11-2017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T-0</text:p>
          </table:table-cell>
          <table:table-cell office:value-type="float" office:value="1556.97" calcext:value-type="float">
            <text:p>1556.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11.86" calcext:value-type="float">
            <text:p>11.86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220 kWh</text:p>
          </table:table-cell>
          <table:table-cell office:value-type="float" office:value="1373.65" calcext:value-type="float">
            <text:p>1373.65</text:p>
          </table:table-cell>
          <table:table-cell office:value-type="string" calcext:value-type="string">
            <text:p>13-09-2017</text:p>
          </table:table-cell>
          <table:table-cell office:value-type="string" calcext:value-type="string">
            <text:p>14-10-2017</text:p>
          </table:table-cell>
          <table:table-cell office:value-type="float" office:value="15.39" calcext:value-type="float">
            <text:p>15.39</text:p>
          </table:table-cell>
          <table:table-cell office:value-type="string" calcext:value-type="string">
            <text:p>T-0</text:p>
          </table:table-cell>
          <table:table-cell office:value-type="float" office:value="1565.86" calcext:value-type="float">
            <text:p>1565.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/>
          <table:table-cell office:value-type="float" office:value="85.9" calcext:value-type="float">
            <text:p>85.9</text:p>
          </table:table-cell>
          <table:table-cell office:value-type="string" calcext:value-type="string">
            <text:p>214 kWh</text:p>
          </table:table-cell>
          <table:table-cell office:value-type="float" office:value="1325.13" calcext:value-type="float">
            <text:p>1325.13</text:p>
          </table:table-cell>
          <table:table-cell office:value-type="string" calcext:value-type="string">
            <text:p>15-08-2017</text:p>
          </table:table-cell>
          <table:table-cell office:value-type="string" calcext:value-type="string">
            <text:p>13-09-2017</text:p>
          </table:table-cell>
          <table:table-cell office:value-type="float" office:value="14.89" calcext:value-type="float">
            <text:p>14.89</text:p>
          </table:table-cell>
          <table:table-cell office:value-type="string" calcext:value-type="string">
            <text:p>T-0</text:p>
          </table:table-cell>
          <table:table-cell office:value-type="float" office:value="1504.31" calcext:value-type="float">
            <text:p>1504.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22.46" calcext:value-type="float">
            <text:p>22.46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227 kWh</text:p>
          </table:table-cell>
          <table:table-cell office:value-type="float" office:value="1412.49" calcext:value-type="float">
            <text:p>1412.49</text:p>
          </table:table-cell>
          <table:table-cell office:value-type="string" calcext:value-type="string">
            <text:p>14-07-2017</text:p>
          </table:table-cell>
          <table:table-cell office:value-type="string" calcext:value-type="string">
            <text:p>15-08-2017</text:p>
          </table:table-cell>
          <table:table-cell office:value-type="float" office:value="15.76" calcext:value-type="float">
            <text:p>15.76</text:p>
          </table:table-cell>
          <table:table-cell office:value-type="string" calcext:value-type="string">
            <text:p>T-0</text:p>
          </table:table-cell>
          <table:table-cell office:value-type="float" office:value="1614.33" calcext:value-type="float">
            <text:p>1614.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11.19" calcext:value-type="float">
            <text:p>11.19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205 kWh</text:p>
          </table:table-cell>
          <table:table-cell office:value-type="float" office:value="1250.53" calcext:value-type="float">
            <text:p>1250.53</text:p>
          </table:table-cell>
          <table:table-cell office:value-type="string" calcext:value-type="string">
            <text:p>14-06-2017</text:p>
          </table:table-cell>
          <table:table-cell office:value-type="string" calcext:value-type="string">
            <text:p>14-07-2017</text:p>
          </table:table-cell>
          <table:table-cell office:value-type="float" office:value="14.13" calcext:value-type="float">
            <text:p>14.13</text:p>
          </table:table-cell>
          <table:table-cell office:value-type="string" calcext:value-type="string">
            <text:p>T-0</text:p>
          </table:table-cell>
          <table:table-cell office:value-type="float" office:value="1438.8" calcext:value-type="float">
            <text:p>1438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11.23" calcext:value-type="float">
            <text:p>11.23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236 kWh</text:p>
          </table:table-cell>
          <table:table-cell office:value-type="float" office:value="1448.53" calcext:value-type="float">
            <text:p>1448.53</text:p>
          </table:table-cell>
          <table:table-cell office:value-type="string" calcext:value-type="string">
            <text:p>15-05-2017</text:p>
          </table:table-cell>
          <table:table-cell office:value-type="string" calcext:value-type="string">
            <text:p>14-06-2017</text:p>
          </table:table-cell>
          <table:table-cell office:value-type="float" office:value="16.11" calcext:value-type="float">
            <text:p>16.11</text:p>
          </table:table-cell>
          <table:table-cell office:value-type="string" calcext:value-type="string">
            <text:p>T-0</text:p>
          </table:table-cell>
          <table:table-cell office:value-type="float" office:value="1638.14" calcext:value-type="float">
            <text:p>1638.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15.35" calcext:value-type="float">
            <text:p>15.35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221 kWh</text:p>
          </table:table-cell>
          <table:table-cell office:value-type="float" office:value="1323.86" calcext:value-type="float">
            <text:p>1323.86</text:p>
          </table:table-cell>
          <table:table-cell office:value-type="string" calcext:value-type="string">
            <text:p>15-04-2017</text:p>
          </table:table-cell>
          <table:table-cell office:value-type="string" calcext:value-type="string">
            <text:p>15-05-2017</text:p>
          </table:table-cell>
          <table:table-cell office:value-type="float" office:value="14.86" calcext:value-type="float">
            <text:p>14.86</text:p>
          </table:table-cell>
          <table:table-cell office:value-type="string" calcext:value-type="string">
            <text:p>T-0</text:p>
          </table:table-cell>
          <table:table-cell office:value-type="float" office:value="1516.54" calcext:value-type="float">
            <text:p>1516.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8.8" calcext:value-type="float">
            <text:p>8.8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210 kWh</text:p>
          </table:table-cell>
          <table:table-cell office:value-type="float" office:value="1242.96" calcext:value-type="float">
            <text:p>1242.96</text:p>
          </table:table-cell>
          <table:table-cell office:value-type="string" calcext:value-type="string">
            <text:p>15-03-2017</text:p>
          </table:table-cell>
          <table:table-cell office:value-type="string" calcext:value-type="string">
            <text:p>15-04-2017</text:p>
          </table:table-cell>
          <table:table-cell office:value-type="float" office:value="14.05" calcext:value-type="float">
            <text:p>14.05</text:p>
          </table:table-cell>
          <table:table-cell office:value-type="string" calcext:value-type="string">
            <text:p>T-0</text:p>
          </table:table-cell>
          <table:table-cell office:value-type="float" office:value="1427.6" calcext:value-type="float">
            <text:p>1427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203.2" calcext:value-type="float">
            <text:p>203.2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216 kWh</text:p>
          </table:table-cell>
          <table:table-cell office:value-type="float" office:value="1278.89" calcext:value-type="float">
            <text:p>1278.89</text:p>
          </table:table-cell>
          <table:table-cell office:value-type="string" calcext:value-type="string">
            <text:p>12-02-2017</text:p>
          </table:table-cell>
          <table:table-cell office:value-type="string" calcext:value-type="string">
            <text:p>15-03-2017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T-0</text:p>
          </table:table-cell>
          <table:table-cell office:value-type="float" office:value="1657.64" calcext:value-type="float">
            <text:p>1657.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7:07:57.464000000</meta:creation-date>
    <dc:date>2018-03-26T17:10:13.495000000</dc:date>
    <meta:editing-duration>PT2M16S</meta:editing-duration>
    <meta:editing-cycles>1</meta:editing-cycles>
    <meta:document-statistic meta:table-count="1" meta:cell-count="141" meta:object-count="0"/>
    <meta:generator>LibreOffice/5.3.4.2$Windows_x86 LibreOffice_project/f82d347ccc0be322489bf7da61d7e4ad13fe2ff3</meta:generator>
  </office:meta>
</office:document-meta>
</file>